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3333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cccccc"/>
    </style:style>
    <style:style style:name="P5" style:family="paragraph">
      <loext:graphic-properties draw:fill="solid" draw:fill-color="#ffcc00"/>
    </style:style>
    <style:style style:name="P6" style:family="paragraph">
      <loext:graphic-properties draw:fill="solid" draw:fill-color="#ffffff"/>
    </style:style>
    <style:style style:name="gr1" style:family="graphic">
      <style:graphic-properties svg:stroke-width="0.101cm" svg:stroke-color="#ffff00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15cm" fo:min-width="0.4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3333" draw:textarea-horizontal-align="justify" draw:textarea-vertical-align="middle" draw:auto-grow-height="false" fo:min-height="8.202cm" fo:min-width="9.5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ccccc" draw:textarea-horizontal-align="justify" draw:textarea-vertical-align="middle" draw:auto-grow-height="false" fo:min-height="7.585cm" fo:min-width="7.6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9933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cc00" draw:textarea-horizontal-align="justify" draw:textarea-vertical-align="middle" draw:auto-grow-height="false" fo:min-height="0.392cm" fo:min-width="1.549cm" style:run-through="foreground"/>
    </style:style>
    <style:style style:name="gr10" style:family="graphic">
      <style:graphic-properties svg:stroke-width="0.101cm" svg:stroke-color="#996600" draw:marker-start-width="0.803cm" draw:marker-end-width="0.803cm" draw:textarea-horizontal-align="center" draw:textarea-vertical-align="middle" fo:padding-top="0.051cm" fo:padding-bottom="0.051cm" fo:padding-left="0.051cm" fo:padding-right="0.051cm" style:run-through="foreground"/>
    </style:style>
    <style:style style:name="gr11" style:family="graphic">
      <style:graphic-properties svg:stroke-width="0.101cm" svg:stroke-color="#000000" draw:marker-start-width="0.803cm" draw:marker-end-width="0.803cm" draw:textarea-horizontal-align="center" draw:textarea-vertical-align="middle" fo:padding-top="0.051cm" fo:padding-bottom="0.051cm" fo:padding-left="0.051cm" fo:padding-right="0.051cm" style:run-through="foreground"/>
    </style:style>
    <style:style style:name="gr12" style:family="graphic">
      <style:graphic-properties svg:stroke-width="0.101cm" svg:stroke-color="#ff9900" draw:marker-start-width="0.803cm" draw:marker-end-width="0.803cm" draw:textarea-horizontal-align="center" draw:textarea-vertical-align="middle" fo:padding-top="0.051cm" fo:padding-bottom="0.051cm" fo:padding-left="0.051cm" fo:padding-right="0.051cm" style:run-through="foreground"/>
    </style:style>
    <style:style style:name="gr13" style:family="graphic">
      <style:graphic-properties svg:stroke-width="0.101cm" svg:stroke-color="#cc0000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101cm" svg:stroke-color="#000000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ffffff" draw:textarea-horizontal-align="justify" draw:textarea-vertical-align="middle" draw:auto-grow-height="false" fo:min-height="5.106cm" fo:min-width="2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end="Circle" draw:marker-end-width="0.3cm" draw:marker-end-center="tr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101cm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199cm" draw:marker-start-width="0.949cm" draw:marker-end-width="0.949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6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1.18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67" draw:style-name="gr8"><draw:custom-shape draw:name="Shape14" draw:style-name="gr9" draw:text-style-name="P5" svg:width="1.588cm" svg:height="0.431cm" draw:transform="rotate (1.5707963267949) translate (9.953625cm 11.7510277777778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15" draw:style-name="gr10" draw:text-style-name="P1" svg:x1="10.384cm" svg:y1="11.543cm" svg:x2="9.954cm" svg:y2="11.543cm"><text:p/></draw:line><draw:line draw:name="Shape15" draw:style-name="gr11" draw:text-style-name="P1" svg:x1="10.384cm" svg:y1="11.381cm" svg:x2="9.954cm" svg:y2="11.381cm"><text:p/></draw:line><draw:line draw:name="Shape15" draw:style-name="gr11" draw:text-style-name="P1" svg:x1="10.384cm" svg:y1="11.21cm" svg:x2="9.954cm" svg:y2="11.21cm"><text:p/></draw:line></draw:g><draw:g text:anchor-type="paragraph" draw:z-index="71" draw:style-name="gr8"><draw:custom-shape draw:name="Shape14" draw:style-name="gr9" draw:text-style-name="P5" svg:width="1.588cm" svg:height="0.431cm" draw:transform="rotate (1.5707963267949) translate (10.715625cm 12.20963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15" draw:style-name="gr10" draw:text-style-name="P1" svg:x1="11.146cm" svg:y1="12cm" svg:x2="10.716cm" svg:y2="12cm"><text:p/></draw:line><draw:line draw:name="Shape15" draw:style-name="gr11" draw:text-style-name="P1" svg:x1="11.146cm" svg:y1="11.839cm" svg:x2="10.716cm" svg:y2="11.839cm"><text:p/></draw:line><draw:line draw:name="Shape15" draw:style-name="gr12" draw:text-style-name="P1" svg:x1="11.146cm" svg:y1="11.668cm" svg:x2="10.716cm" svg:y2="11.668cm"><text:p/></draw:line></draw:g><draw:frame text:anchor-type="paragraph" draw:z-index="19" draw:name="Shape1" draw:style-name="gr4" draw:text-style-name="P3" svg:width="0.994cm" svg:height="0.514cm" svg:x="7.295cm" svg:y="5.646cm"><draw:text-box><text:p>DB7</text:p></draw:text-box></draw:frame><draw:frame text:anchor-type="paragraph" draw:z-index="20" draw:name="Shape1" draw:style-name="gr4" draw:text-style-name="P3" svg:width="0.994cm" svg:height="0.514cm" svg:x="7.295cm" svg:y="6.16cm"><draw:text-box><text:p>DB6</text:p></draw:text-box></draw:frame><draw:frame text:anchor-type="paragraph" draw:z-index="21" draw:name="Shape1" draw:style-name="gr4" draw:text-style-name="P3" svg:width="0.994cm" svg:height="0.514cm" svg:x="7.295cm" svg:y="6.599cm"><draw:text-box><text:p>DB5</text:p></draw:text-box></draw:frame><draw:frame text:anchor-type="paragraph" draw:z-index="22" draw:name="Shape1" draw:style-name="gr4" draw:text-style-name="P3" svg:width="0.994cm" svg:height="0.514cm" svg:x="7.295cm" svg:y="7.112cm"><draw:text-box><text:p>DB4</text:p></draw:text-box></draw:frame><draw:frame text:anchor-type="paragraph" draw:z-index="23" draw:name="Shape1" draw:style-name="gr4" draw:text-style-name="P3" svg:width="0.994cm" svg:height="0.514cm" svg:x="7.295cm" svg:y="7.625cm"><draw:text-box><text:p>DB3</text:p></draw:text-box></draw:frame><draw:frame text:anchor-type="paragraph" draw:z-index="24" draw:name="Shape1" draw:style-name="gr4" draw:text-style-name="P3" svg:width="0.994cm" svg:height="0.514cm" svg:x="7.295cm" svg:y="8.139cm"><draw:text-box><text:p>DB2</text:p></draw:text-box></draw:frame><draw:frame text:anchor-type="paragraph" draw:z-index="25" draw:name="Shape1" draw:style-name="gr4" draw:text-style-name="P3" svg:width="0.994cm" svg:height="0.514cm" svg:x="7.295cm" svg:y="8.652cm"><draw:text-box><text:p>DB1</text:p></draw:text-box></draw:frame><draw:frame text:anchor-type="paragraph" draw:z-index="26" draw:name="Shape1" draw:style-name="gr4" draw:text-style-name="P3" svg:width="0.994cm" svg:height="0.514cm" svg:x="7.295cm" svg:y="9.165cm"><draw:text-box><text:p>DB0</text:p></draw:text-box></draw:frame><draw:frame text:anchor-type="paragraph" draw:z-index="27" draw:name="Shape1" draw:style-name="gr4" draw:text-style-name="P3" svg:width="0.994cm" svg:height="0.514cm" svg:x="7.295cm" svg:y="9.678cm"><draw:text-box><text:p>LED</text:p></draw:text-box></draw:frame><draw:frame text:anchor-type="paragraph" draw:z-index="28" draw:name="Shape1" draw:style-name="gr4" draw:text-style-name="P3" svg:width="0.994cm" svg:height="0.514cm" svg:x="7.295cm" svg:y="10.192cm"><draw:text-box><text:p>RST</text:p></draw:text-box></draw:frame><draw:frame text:anchor-type="paragraph" draw:z-index="29" draw:name="Shape1" draw:style-name="gr4" draw:text-style-name="P3" svg:width="0.994cm" svg:height="0.514cm" svg:x="7.295cm" svg:y="10.705cm"><draw:text-box><text:p>RD</text:p></draw:text-box></draw:frame><draw:frame text:anchor-type="paragraph" draw:z-index="30" draw:name="Shape1" draw:style-name="gr4" draw:text-style-name="P3" svg:width="0.994cm" svg:height="0.514cm" svg:x="7.295cm" svg:y="11.218cm"><draw:text-box><text:p>WR</text:p></draw:text-box></draw:frame><draw:frame text:anchor-type="paragraph" draw:z-index="31" draw:name="Shape1" draw:style-name="gr4" draw:text-style-name="P3" svg:width="0.994cm" svg:height="0.514cm" svg:x="7.295cm" svg:y="11.732cm"><draw:text-box><text:p>RS</text:p></draw:text-box></draw:frame><draw:frame text:anchor-type="paragraph" draw:z-index="32" draw:name="Shape1" draw:style-name="gr4" draw:text-style-name="P3" svg:width="0.994cm" svg:height="0.514cm" svg:x="7.295cm" svg:y="12.245cm"><draw:text-box><text:p>CS</text:p></draw:text-box></draw:frame><draw:frame text:anchor-type="paragraph" draw:z-index="33" draw:name="Shape1" draw:style-name="gr4" draw:text-style-name="P3" svg:width="0.994cm" svg:height="0.514cm" svg:x="7.295cm" svg:y="12.684cm"><draw:text-box><text:p>3V3</text:p></draw:text-box></draw:frame><draw:frame text:anchor-type="paragraph" draw:z-index="34" draw:name="Shape1" draw:style-name="gr4" draw:text-style-name="P3" svg:width="0.994cm" svg:height="0.514cm" svg:x="7.295cm" svg:y="13.197cm"><draw:text-box><text:p>GND</text:p></draw:text-box></draw:frame><draw:custom-shape text:anchor-type="paragraph" draw:z-index="2" draw:name="Shape2" draw:style-name="gr2" svg:width="0.415cm" svg:height="0.216cm" svg:x="8.419cm" svg:y="5.83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2" draw:style-name="gr2" svg:width="0.415cm" svg:height="0.216cm" svg:x="8.435cm" svg:y="6.325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Shape2" draw:style-name="gr2" svg:width="0.415cm" svg:height="0.216cm" svg:x="8.419cm" svg:y="6.80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Shape2" draw:style-name="gr2" svg:width="0.415cm" svg:height="0.216cm" svg:x="8.435cm" svg:y="7.30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2" draw:style-name="gr2" svg:width="0.415cm" svg:height="0.216cm" svg:x="8.419cm" svg:y="7.81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Shape2" draw:style-name="gr2" svg:width="0.415cm" svg:height="0.216cm" svg:x="8.435cm" svg:y="8.3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2" draw:style-name="gr2" svg:width="0.415cm" svg:height="0.216cm" svg:x="8.419cm" svg:y="8.79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name="Shape2" draw:style-name="gr2" svg:width="0.415cm" svg:height="0.216cm" svg:x="8.435cm" svg:y="9.285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" draw:name="Shape2" draw:style-name="gr2" svg:width="0.415cm" svg:height="0.216cm" svg:x="8.419cm" svg:y="9.83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Shape2" draw:style-name="gr2" svg:width="0.415cm" svg:height="0.216cm" svg:x="8.435cm" svg:y="10.32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Shape2" draw:style-name="gr2" svg:width="0.415cm" svg:height="0.216cm" svg:x="8.419cm" svg:y="10.80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" draw:name="Shape2" draw:style-name="gr2" svg:width="0.415cm" svg:height="0.216cm" svg:x="8.435cm" svg:y="11.30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" draw:name="Shape2" draw:style-name="gr2" svg:width="0.415cm" svg:height="0.216cm" svg:x="8.419cm" svg:y="11.86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name="Shape2" draw:style-name="gr2" svg:width="0.415cm" svg:height="0.216cm" svg:x="8.435cm" svg:y="12.3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name="Shape2" draw:style-name="gr2" svg:width="0.415cm" svg:height="0.216cm" svg:x="8.419cm" svg:y="12.84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" draw:name="Shape2" draw:style-name="gr2" svg:width="0.415cm" svg:height="0.216cm" svg:x="8.435cm" svg:y="13.335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" draw:name="Shape3" draw:style-name="gr3" draw:text-style-name="P2" svg:width="9.575cm" svg:height="8.203cm" svg:x="-1.139cm" svg:y="5.51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5" draw:name="Shape4" draw:style-name="gr5" draw:text-style-name="P4" svg:width="7.697cm" svg:height="7.585cm" svg:x="-0.633cm" svg:y="5.83cm"><text:p/><draw:enhanced-geometry svg:viewBox="0 0 21600 21600" draw:type="rectangle" draw:enhanced-path="M 0 0 L 21600 0 21600 21600 0 21600 0 0 Z N"/></draw:custom-shape><draw:custom-shape text:anchor-type="paragraph" draw:z-index="36" draw:name="Shape2" draw:style-name="gr2" svg:width="0.415cm" svg:height="0.216cm" svg:x="9.894cm" svg:y="4.78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7" draw:name="Shape2" draw:style-name="gr2" svg:width="0.415cm" svg:height="0.216cm" svg:x="9.91cm" svg:y="5.27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8" draw:name="Shape2" draw:style-name="gr2" svg:width="0.415cm" svg:height="0.216cm" svg:x="9.894cm" svg:y="5.75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9" draw:name="Shape2" draw:style-name="gr2" svg:width="0.415cm" svg:height="0.216cm" svg:x="9.91cm" svg:y="6.25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0" draw:name="Shape2" draw:style-name="gr2" svg:width="0.415cm" svg:height="0.216cm" svg:x="9.894cm" svg:y="6.76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1" draw:name="Shape2" draw:style-name="gr2" svg:width="0.415cm" svg:height="0.216cm" svg:x="9.91cm" svg:y="7.2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2" draw:name="Shape2" draw:style-name="gr2" svg:width="0.415cm" svg:height="0.216cm" svg:x="9.894cm" svg:y="7.74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3" draw:name="Shape2" draw:style-name="gr2" svg:width="0.415cm" svg:height="0.216cm" svg:x="9.91cm" svg:y="8.23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4" draw:name="Shape2" draw:style-name="gr2" svg:width="0.415cm" svg:height="0.216cm" svg:x="9.894cm" svg:y="8.78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5" draw:name="Shape2" draw:style-name="gr2" svg:width="0.415cm" svg:height="0.216cm" svg:x="9.91cm" svg:y="9.2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6" draw:name="Shape2" draw:style-name="gr2" svg:width="0.415cm" svg:height="0.216cm" svg:x="12.488cm" svg:y="4.78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7" draw:name="Shape2" draw:style-name="gr2" svg:width="0.415cm" svg:height="0.216cm" svg:x="12.504cm" svg:y="5.27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8" draw:name="Shape2" draw:style-name="gr2" svg:width="0.415cm" svg:height="0.216cm" svg:x="12.488cm" svg:y="5.75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9" draw:name="Shape2" draw:style-name="gr2" svg:width="0.415cm" svg:height="0.216cm" svg:x="12.504cm" svg:y="6.25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0" draw:name="Shape2" draw:style-name="gr2" svg:width="0.415cm" svg:height="0.216cm" svg:x="12.488cm" svg:y="6.76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1" draw:name="Shape2" draw:style-name="gr2" svg:width="0.415cm" svg:height="0.216cm" svg:x="12.504cm" svg:y="7.2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2" draw:name="Shape2" draw:style-name="gr2" svg:width="0.415cm" svg:height="0.216cm" svg:x="12.488cm" svg:y="7.74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3" draw:name="Shape2" draw:style-name="gr2" svg:width="0.415cm" svg:height="0.216cm" svg:x="12.504cm" svg:y="8.23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6" draw:name="Shape2" draw:style-name="gr2" svg:width="0.415cm" svg:height="0.216cm" svg:x="12.488cm" svg:y="8.78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4" draw:name="Shape2" draw:style-name="gr2" svg:width="0.415cm" svg:height="0.216cm" svg:x="12.504cm" svg:y="9.2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7" draw:name="Shape5" draw:style-name="gr15" draw:text-style-name="P6" svg:width="2.237cm" svg:height="5.107cm" svg:x="10.312cm" svg:y="4.636cm"><text:p/><draw:enhanced-geometry svg:viewBox="0 0 21600 21600" draw:type="rectangle" draw:enhanced-path="M 0 0 L 21600 0 21600 21600 0 21600 0 0 Z N"/></draw:custom-shape><draw:line text:anchor-type="paragraph" draw:z-index="55" draw:name="Shape6" draw:style-name="gr6" draw:text-style-name="P1" svg:x1="8.834cm" svg:y1="5.911cm" svg:x2="9.894cm" svg:y2="5.911cm"><text:p/></draw:line><draw:line text:anchor-type="paragraph" draw:z-index="56" draw:name="Shape7" draw:style-name="gr6" draw:text-style-name="P1" svg:x1="8.849cm" svg:y1="6.387cm" svg:x2="9.909cm" svg:y2="6.387cm"><text:p/></draw:line><draw:line text:anchor-type="paragraph" draw:z-index="57" draw:name="Shape8" draw:style-name="gr6" draw:text-style-name="P1" svg:x1="8.834cm" svg:y1="6.916cm" svg:x2="9.894cm" svg:y2="6.916cm"><text:p/></draw:line><draw:line text:anchor-type="paragraph" draw:z-index="58" draw:name="Shape9" draw:style-name="gr6" draw:text-style-name="P1" svg:x1="8.849cm" svg:y1="7.392cm" svg:x2="9.909cm" svg:y2="7.392cm"><text:p/></draw:line><draw:line text:anchor-type="paragraph" draw:z-index="59" draw:name="Shape10" draw:style-name="gr6" draw:text-style-name="P1" svg:x1="8.834cm" svg:y1="7.883cm" svg:x2="9.894cm" svg:y2="7.883cm"><text:p/></draw:line><draw:line text:anchor-type="paragraph" draw:z-index="60" draw:name="Shape11" draw:style-name="gr6" draw:text-style-name="P1" svg:x1="8.849cm" svg:y1="8.371cm" svg:x2="9.909cm" svg:y2="8.371cm"><text:p/></draw:line><draw:line text:anchor-type="paragraph" draw:z-index="61" draw:name="Shape12" draw:style-name="gr6" draw:text-style-name="P1" svg:x1="8.834cm" svg:y1="8.915cm" svg:x2="9.894cm" svg:y2="8.915cm"><text:p/></draw:line><draw:line text:anchor-type="paragraph" draw:z-index="62" draw:name="Shape13" draw:style-name="gr6" draw:text-style-name="P1" svg:x1="8.849cm" svg:y1="9.391cm" svg:x2="9.909cm" svg:y2="9.391cm"><text:p/></draw:line><draw:frame text:anchor-type="paragraph" draw:z-index="110" draw:name="Shape1" draw:style-name="gr4" draw:text-style-name="P3" svg:width="0.994cm" svg:height="0.514cm" svg:x="10.312cm" svg:y="5.636cm"><draw:text-box><text:p>P1.1</text:p></draw:text-box></draw:frame><draw:frame text:anchor-type="paragraph" draw:z-index="111" draw:name="Shape1" draw:style-name="gr4" draw:text-style-name="P3" svg:width="0.994cm" svg:height="0.514cm" svg:x="10.312cm" svg:y="6.149cm"><draw:text-box><text:p>P1.2</text:p></draw:text-box></draw:frame><draw:frame text:anchor-type="paragraph" draw:z-index="112" draw:name="Shape1" draw:style-name="gr4" draw:text-style-name="P3" svg:width="0.994cm" svg:height="0.514cm" svg:x="10.312cm" svg:y="6.588cm"><draw:text-box><text:p>P1.3</text:p></draw:text-box></draw:frame><draw:frame text:anchor-type="paragraph" draw:z-index="113" draw:name="Shape1" draw:style-name="gr4" draw:text-style-name="P3" svg:width="0.994cm" svg:height="0.514cm" svg:x="10.312cm" svg:y="7.101cm"><draw:text-box><text:p>P1.4</text:p></draw:text-box></draw:frame><draw:frame text:anchor-type="paragraph" draw:z-index="114" draw:name="Shape1" draw:style-name="gr4" draw:text-style-name="P3" svg:width="0.994cm" svg:height="0.514cm" svg:x="10.312cm" svg:y="7.615cm"><draw:text-box><text:p>P1.5</text:p></draw:text-box></draw:frame><draw:frame text:anchor-type="paragraph" draw:z-index="115" draw:name="Shape1" draw:style-name="gr4" draw:text-style-name="P3" svg:width="0.994cm" svg:height="0.514cm" svg:x="10.312cm" svg:y="8.128cm"><draw:text-box><text:p>P2.0</text:p></draw:text-box></draw:frame><draw:frame text:anchor-type="paragraph" draw:z-index="116" draw:name="Shape1" draw:style-name="gr4" draw:text-style-name="P3" svg:width="0.994cm" svg:height="0.514cm" svg:x="10.312cm" svg:y="8.641cm"><draw:text-box><text:p>P2.1</text:p></draw:text-box></draw:frame><draw:frame text:anchor-type="paragraph" draw:z-index="117" draw:name="Shape1" draw:style-name="gr4" draw:text-style-name="P3" svg:width="0.994cm" svg:height="0.514cm" svg:x="10.312cm" svg:y="9.155cm"><draw:text-box><text:p>P2.2</text:p></draw:text-box></draw:frame><draw:frame text:anchor-type="paragraph" draw:z-index="118" draw:name="Shape1" draw:style-name="gr4" draw:text-style-name="P3" svg:width="0.994cm" svg:height="0.514cm" svg:x="10.312cm" svg:y="5.122cm"><draw:text-box><text:p>P1.0</text:p></draw:text-box></draw:frame><draw:frame text:anchor-type="paragraph" draw:z-index="119" draw:name="Shape1" draw:style-name="gr4" draw:text-style-name="P3" svg:width="0.994cm" svg:height="0.514cm" svg:x="10.312cm" svg:y="4.683cm"><draw:text-box><text:p>3V3</text:p></draw:text-box></draw:frame><draw:frame text:anchor-type="paragraph" draw:z-index="120" draw:name="Shape1" draw:style-name="gr4" draw:text-style-name="P3" svg:width="0.994cm" svg:height="0.514cm" svg:x="11.495cm" svg:y="5.636cm"><draw:text-box><text:p>P2.7</text:p></draw:text-box></draw:frame><draw:frame text:anchor-type="paragraph" draw:z-index="121" draw:name="Shape1" draw:style-name="gr4" draw:text-style-name="P3" svg:width="0.994cm" svg:height="0.514cm" svg:x="11.495cm" svg:y="6.149cm"><draw:text-box><text:p>TST</text:p></draw:text-box></draw:frame><draw:frame text:anchor-type="paragraph" draw:z-index="122" draw:name="Shape1" draw:style-name="gr4" draw:text-style-name="P3" svg:width="0.994cm" svg:height="0.514cm" svg:x="11.495cm" svg:y="6.588cm"><draw:text-box><text:p>RST</text:p></draw:text-box></draw:frame><draw:frame text:anchor-type="paragraph" draw:z-index="123" draw:name="Shape1" draw:style-name="gr4" draw:text-style-name="P3" svg:width="0.994cm" svg:height="0.514cm" svg:x="11.495cm" svg:y="7.101cm"><draw:text-box><text:p>P1.7</text:p></draw:text-box></draw:frame><draw:frame text:anchor-type="paragraph" draw:z-index="124" draw:name="Shape1" draw:style-name="gr4" draw:text-style-name="P3" svg:width="0.994cm" svg:height="0.514cm" svg:x="11.495cm" svg:y="7.615cm"><draw:text-box><text:p>P1.6</text:p></draw:text-box></draw:frame><draw:frame text:anchor-type="paragraph" draw:z-index="125" draw:name="Shape1" draw:style-name="gr4" draw:text-style-name="P3" svg:width="0.994cm" svg:height="0.514cm" svg:x="11.495cm" svg:y="8.128cm"><draw:text-box><text:p>P2.5</text:p></draw:text-box></draw:frame><draw:frame text:anchor-type="paragraph" draw:z-index="126" draw:name="Shape1" draw:style-name="gr4" draw:text-style-name="P3" svg:width="0.994cm" svg:height="0.514cm" svg:x="11.495cm" svg:y="8.641cm"><draw:text-box><text:p>P2.4</text:p></draw:text-box></draw:frame><draw:frame text:anchor-type="paragraph" draw:z-index="127" draw:name="Shape1" draw:style-name="gr4" draw:text-style-name="P3" svg:width="0.994cm" svg:height="0.514cm" svg:x="11.495cm" svg:y="9.155cm"><draw:text-box><text:p>P2.3</text:p></draw:text-box></draw:frame><draw:frame text:anchor-type="paragraph" draw:z-index="128" draw:name="Shape1" draw:style-name="gr4" draw:text-style-name="P3" svg:width="0.994cm" svg:height="0.514cm" svg:x="11.495cm" svg:y="5.122cm"><draw:text-box><text:p>P2.6</text:p></draw:text-box></draw:frame><draw:frame text:anchor-type="paragraph" draw:z-index="129" draw:name="Shape1" draw:style-name="gr4" draw:text-style-name="P3" svg:width="0.994cm" svg:height="0.514cm" svg:x="11.495cm" svg:y="4.683cm"><draw:text-box><text:p>GND</text:p></draw:text-box></draw:frame><draw:line text:anchor-type="paragraph" draw:z-index="63" draw:name="Shape16" draw:style-name="gr6" draw:text-style-name="P1" svg:x1="8.834cm" svg:y1="9.966cm" svg:x2="10.185cm" svg:y2="9.968cm"><text:p/></draw:line><draw:line text:anchor-type="paragraph" draw:z-index="64" draw:name="Shape14" draw:style-name="gr7" draw:text-style-name="P1" svg:x1="8.849cm" svg:y1="10.427cm" svg:x2="13.657cm" svg:y2="10.423cm"><text:p/></draw:line><draw:line text:anchor-type="paragraph" draw:z-index="65" draw:name="Shape14" draw:style-name="gr7" draw:text-style-name="P1" svg:x1="12.903cm" svg:y1="6.854cm" svg:x2="13.73cm" svg:y2="6.854cm"><text:p/></draw:line><draw:line text:anchor-type="paragraph" draw:z-index="66" draw:name="Shape14" draw:style-name="gr7" draw:text-style-name="P1" svg:x1="13.683cm" svg:y1="6.854cm" svg:x2="13.653cm" svg:y2="10.47cm"><text:p/></draw:line><draw:line text:anchor-type="paragraph" draw:z-index="68" draw:name="Shape15" draw:style-name="gr6" draw:text-style-name="P1" svg:x1="10.185cm" svg:y1="10.164cm" svg:x2="10.185cm" svg:y2="9.968cm"><text:p/></draw:line><draw:line text:anchor-type="paragraph" draw:z-index="69" draw:name="Shape17" draw:style-name="gr6" draw:text-style-name="P1" svg:x1="10.172cm" svg:y1="11.751cm" svg:x2="10.172cm" svg:y2="13.443cm"><text:p/></draw:line><draw:line text:anchor-type="paragraph" draw:z-index="70" draw:name="Shape18" draw:style-name="gr6" draw:text-style-name="P1" svg:x1="8.849cm" svg:y1="13.443cm" svg:x2="10.172cm" svg:y2="13.443cm"><text:p/></draw:line><draw:line text:anchor-type="paragraph" draw:z-index="72" draw:name="Shape15" draw:style-name="gr6" draw:text-style-name="P1" svg:x1="10.947cm" svg:y1="10.622cm" svg:x2="10.947cm" svg:y2="10.426cm"><text:p/></draw:line><draw:line text:anchor-type="paragraph" draw:z-index="73" draw:name="Shape17" draw:style-name="gr6" draw:text-style-name="P1" svg:x1="10.934cm" svg:y1="12.21cm" svg:x2="10.934cm" svg:y2="12.935cm"><text:p/></draw:line><draw:line text:anchor-type="paragraph" draw:z-index="74" draw:name="Shape14" draw:style-name="gr7" draw:text-style-name="P1" svg:x1="8.834cm" svg:y1="10.922cm" svg:x2="9.478cm" svg:y2="10.922cm"><text:p/></draw:line><draw:line text:anchor-type="paragraph" draw:z-index="75" draw:name="Shape20" draw:style-name="gr1" draw:text-style-name="P1" svg:x1="12.903cm" svg:y1="8.916cm" svg:x2="13.875cm" svg:y2="8.916cm"><text:p/></draw:line><draw:line text:anchor-type="paragraph" draw:z-index="76" draw:name="Shape14" draw:style-name="gr13" draw:text-style-name="P1" svg:x1="8.834cm" svg:y1="10.929cm" svg:x2="9.478cm" svg:y2="10.922cm"><text:p/></draw:line><draw:line text:anchor-type="paragraph" draw:z-index="77" draw:name="Shape20" draw:style-name="gr1" draw:text-style-name="P1" svg:x1="12.919cm" svg:y1="8.352cm" svg:x2="13.316cm" svg:y2="8.352cm"><text:p/></draw:line><draw:line text:anchor-type="paragraph" draw:z-index="78" draw:name="Shape20" draw:style-name="gr1" draw:text-style-name="P1" svg:x1="12.919cm" svg:y1="9.373cm" svg:x2="14.17cm" svg:y2="9.373cm"><text:p/></draw:line><draw:line text:anchor-type="paragraph" draw:z-index="0" draw:name="Shape20" draw:style-name="gr1" draw:text-style-name="P1" svg:x1="8.834cm" svg:y1="11.945cm" svg:x2="13.875cm" svg:y2="11.922cm"><text:p/></draw:line><draw:line text:anchor-type="paragraph" draw:z-index="1" draw:name="Shape20" draw:style-name="gr1" draw:text-style-name="P1" svg:x1="8.828cm" svg:y1="11.398cm" svg:x2="13.315cm" svg:y2="11.37cm"><text:p/></draw:line><draw:line text:anchor-type="paragraph" draw:z-index="79" draw:name="Shape20" draw:style-name="gr1" draw:text-style-name="P1" svg:x1="8.865cm" svg:y1="12.42cm" svg:x2="14.169cm" svg:y2="12.42cm"><text:p/></draw:line><draw:line text:anchor-type="paragraph" draw:z-index="80" draw:name="Shape20" draw:style-name="gr1" draw:text-style-name="P1" svg:x1="14.162cm" svg:y1="9.317cm" svg:x2="14.173cm" svg:y2="12.462cm"><text:p/></draw:line><draw:line text:anchor-type="paragraph" draw:z-index="81" draw:name="Shape20" draw:style-name="gr1" draw:text-style-name="P1" svg:x1="13.854cm" svg:y1="8.938cm" svg:x2="13.875cm" svg:y2="11.945cm"><text:p/></draw:line><draw:line text:anchor-type="paragraph" draw:z-index="82" draw:name="Shape20" draw:style-name="gr1" draw:text-style-name="P1" svg:x1="13.316cm" svg:y1="8.352cm" svg:x2="13.316cm" svg:y2="11.37cm"><text:p/></draw:line><draw:line text:anchor-type="paragraph" draw:z-index="83" draw:name="Shape14" draw:style-name="gr13" draw:text-style-name="P1" svg:x1="9.477cm" svg:y1="10.922cm" svg:x2="9.477cm" svg:y2="12.924cm"><text:p/></draw:line><draw:line text:anchor-type="paragraph" draw:z-index="84" draw:name="Shape14" draw:style-name="gr13" draw:text-style-name="P1" svg:x1="8.834cm" svg:y1="12.924cm" svg:x2="14.03cm" svg:y2="12.926cm"><text:p/></draw:line><draw:line text:anchor-type="paragraph" draw:z-index="85" draw:name="Shape14" draw:style-name="gr14" draw:text-style-name="P1" svg:x1="8.849cm" svg:y1="13.443cm" svg:x2="16.279cm" svg:y2="13.448cm"><text:p/></draw:line><draw:line text:anchor-type="paragraph" draw:z-index="88" draw:name="Shape19" draw:style-name="gr16" draw:text-style-name="P1" svg:x1="12.919cm" svg:y1="5.38cm" svg:x2="14.609cm" svg:y2="5.38cm"><text:p/></draw:line><draw:line text:anchor-type="paragraph" draw:z-index="89" draw:name="Shape19" draw:style-name="gr16" draw:text-style-name="P1" svg:x1="16.311cm" svg:y1="5.38cm" svg:x2="15.501cm" svg:y2="5.38cm"><text:p/></draw:line><draw:line text:anchor-type="paragraph" draw:z-index="90" draw:name="Shape19" draw:style-name="gr16" draw:text-style-name="P1" svg:x1="12.903cm" svg:y1="5.893cm" svg:x2="14.593cm" svg:y2="5.893cm"><text:p/></draw:line><draw:line text:anchor-type="paragraph" draw:z-index="91" draw:name="Shape19" draw:style-name="gr16" draw:text-style-name="P1" svg:x1="16.295cm" svg:y1="5.893cm" svg:x2="15.485cm" svg:y2="5.893cm"><text:p/></draw:line><draw:line text:anchor-type="paragraph" draw:z-index="92" draw:name="Shape19" draw:style-name="gr16" draw:text-style-name="P1" svg:x1="12.903cm" svg:y1="7.86cm" svg:x2="14.593cm" svg:y2="7.86cm"><text:p/></draw:line><draw:line text:anchor-type="paragraph" draw:z-index="93" draw:name="Shape19" draw:style-name="gr16" draw:text-style-name="P1" svg:x1="16.295cm" svg:y1="7.86cm" svg:x2="15.485cm" svg:y2="7.86cm"><text:p/></draw:line><draw:line text:anchor-type="paragraph" draw:z-index="94" draw:name="Shape21" draw:style-name="gr17" draw:text-style-name="P1" svg:x1="16.311cm" svg:y1="5.38cm" svg:x2="16.33cm" svg:y2="13.409cm"><text:p/></draw:line><draw:line text:anchor-type="paragraph" draw:z-index="95" draw:name="Shape22" draw:style-name="gr18" draw:text-style-name="P1" svg:x1="14.492cm" svg:y1="7.578cm" svg:x2="15.529cm" svg:y2="7.578cm"><text:p/></draw:line><draw:line text:anchor-type="paragraph" draw:z-index="96" draw:name="Shape23" draw:style-name="gr19" draw:text-style-name="P1" svg:x1="14.813cm" svg:y1="7.468cm" svg:x2="15.219cm" svg:y2="7.468cm"><text:p/></draw:line><draw:line text:anchor-type="paragraph" draw:z-index="97" draw:name="Shape22" draw:style-name="gr18" draw:text-style-name="P1" svg:x1="14.536cm" svg:y1="5.094cm" svg:x2="15.573cm" svg:y2="5.094cm"><text:p/></draw:line><draw:line text:anchor-type="paragraph" draw:z-index="98" draw:name="Shape23" draw:style-name="gr19" draw:text-style-name="P1" svg:x1="14.857cm" svg:y1="4.985cm" svg:x2="15.263cm" svg:y2="4.985cm"><text:p/></draw:line><draw:line text:anchor-type="paragraph" draw:z-index="99" draw:name="Shape22" draw:style-name="gr18" draw:text-style-name="P1" svg:x1="14.506cm" svg:y1="6.152cm" svg:x2="15.543cm" svg:y2="6.152cm"><text:p/></draw:line><draw:line text:anchor-type="paragraph" draw:z-index="100" draw:name="Shape23" draw:style-name="gr19" draw:text-style-name="P1" svg:x1="14.797cm" svg:y1="6.241cm" svg:x2="15.203cm" svg:y2="6.241cm"><text:p/></draw:line><draw:frame text:anchor-type="paragraph" draw:z-index="101" draw:name="Shape24" draw:style-name="gr20" draw:text-style-name="P3" svg:width="0.897cm" svg:height="0.604cm" svg:x="15.337cm" svg:y="6.152cm"><draw:text-box><text:p>Fire</text:p></draw:text-box></draw:frame><draw:frame text:anchor-type="paragraph" draw:z-index="102" draw:name="Shape25" draw:style-name="gr21" draw:text-style-name="P3" svg:width="0.941cm" svg:height="0.976cm" svg:x="15.455cm" svg:y="4.538cm"><draw:text-box><text:p>Right</text:p></draw:text-box></draw:frame><draw:frame text:anchor-type="paragraph" draw:z-index="103" draw:name="Shape26" draw:style-name="gr22" draw:text-style-name="P3" svg:width="1.941cm" svg:height="0.722cm" svg:x="15.469cm" svg:y="8.035cm"><draw:text-box><text:p>Left</text:p></draw:text-box></draw:frame><draw:frame text:anchor-type="paragraph" draw:z-index="104" draw:name="Shape27" draw:style-name="gr23" draw:text-style-name="P3" svg:width="1.28cm" svg:height="0.641cm" svg:x="14.339cm" svg:y="12.624cm"><draw:text-box><text:p>3V</text:p></draw:text-box></draw:frame><draw:frame text:anchor-type="paragraph" draw:z-index="105" draw:name="Shape28" draw:style-name="gr24" draw:text-style-name="P3" svg:width="1.477cm" svg:height="1.184cm" svg:x="14.78cm" svg:y="13.448cm"><draw:text-box><text:p>0V</text:p></draw:text-box></draw:frame><draw:frame text:anchor-type="paragraph" draw:z-index="106" draw:name="Shape27" draw:style-name="gr23" draw:text-style-name="P3" svg:width="1.28cm" svg:height="0.641cm" svg:x="8.973cm" svg:y="4.636cm"><draw:text-box><text:p>3V</text:p></draw:text-box></draw:frame><draw:frame text:anchor-type="paragraph" draw:z-index="107" draw:name="Shape28" draw:style-name="gr24" draw:text-style-name="P3" svg:width="1.477cm" svg:height="1.184cm" svg:x="13.413cm" svg:y="4.606cm"><draw:text-box><text:p>0V</text:p></draw:text-box></draw:frame><draw:line text:anchor-type="paragraph" draw:z-index="108" draw:name="Shape29" draw:style-name="gr17" draw:text-style-name="P1" svg:x1="9.893cm" svg:y1="4.877cm" svg:x2="9.537cm" svg:y2="4.877cm"><text:p/></draw:line><draw:line text:anchor-type="paragraph" draw:z-index="109" draw:name="Shape30" draw:style-name="gr17" draw:text-style-name="P1" svg:x1="12.903cm" svg:y1="4.877cm" svg:x2="13.316cm" svg:y2="4.877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5:33:18.772544639</meta:creation-date>
    <dc:date>2017-04-10T11:28:46.570959422</dc:date>
    <meta:editing-duration>PT1H24M14S</meta:editing-duration>
    <meta:editing-cycles>6</meta:editing-cycles>
    <meta:generator>LibreOffice/5.2.2.2$Linux_X86_64 LibreOffice_project/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